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4.422cm" table:align="left"/>
    </style:style>
    <style:style style:name="Tabela1.A" style:family="table-column">
      <style:table-column-properties style:column-width="1.72cm"/>
    </style:style>
    <style:style style:name="Tabela1.B" style:family="table-column">
      <style:table-column-properties style:column-width="2.702cm"/>
    </style:style>
    <style:style style:name="Tabela1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1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1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2" style:family="table">
      <style:table-properties style:width="5.879cm" table:align="left"/>
    </style:style>
    <style:style style:name="Tabela2.A" style:family="table-column">
      <style:table-column-properties style:column-width="1.72cm"/>
    </style:style>
    <style:style style:name="Tabela2.B" style:family="table-column">
      <style:table-column-properties style:column-width="4.159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3.796cm" table:align="left"/>
    </style:style>
    <style:style style:name="Tabela3.A" style:family="table-column">
      <style:table-column-properties style:column-width="1.72cm"/>
    </style:style>
    <style:style style:name="Tabela3.B" style:family="table-column">
      <style:table-column-properties style:column-width="2.076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4.314cm" table:align="left"/>
    </style:style>
    <style:style style:name="Tabela4.A" style:family="table-column">
      <style:table-column-properties style:column-width="1.72cm"/>
    </style:style>
    <style:style style:name="Tabela4.B" style:family="table-column">
      <style:table-column-properties style:column-width="2.595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5" style:family="table">
      <style:table-properties style:width="3.796cm" table:align="left"/>
    </style:style>
    <style:style style:name="Tabela5.A" style:family="table-column">
      <style:table-column-properties style:column-width="1.72cm"/>
    </style:style>
    <style:style style:name="Tabela5.B" style:family="table-column">
      <style:table-column-properties style:column-width="2.076cm"/>
    </style:style>
    <style:style style:name="Tabela5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5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5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Heading_20_3">
      <style:text-properties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4">
      <style:paragraph-properties fo:line-height="120%"/>
      <style:text-properties fo:font-weight="normal"/>
    </style:style>
    <style:style style:name="P4" style:family="paragraph" style:parent-style-name="Heading_20_4">
      <style:paragraph-properties fo:line-height="120%" fo:text-align="start" style:justify-single-word="false" fo:orphans="2" fo:widows="2"/>
      <style:text-properties fo:font-variant="normal" fo:text-transform="none" fo:color="#12262c" loext:opacity="100%" style:font-name="apple-system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6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7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SFMono-Regular" fo:font-size="9.75pt" fo:letter-spacing="normal" fo:font-style="normal" fo:font-weight="normal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ext_20_body">
      <style:paragraph-properties fo:margin-left="0cm" fo:margin-right="0.529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373a3c" loext:opacity="100%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bold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bold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6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1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20" style:family="paragraph" style:parent-style-name="Text_20_body">
      <style:paragraph-properties fo:margin-top="0cm" fo:margin-bottom="0cm" style:contextual-spacing="false"/>
      <style:text-properties fo:color="#12262c" loext:opacity="100%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21" style:family="paragraph" style:parent-style-name="Text_20_body">
      <style:paragraph-properties fo:margin-left="0cm" fo:margin-right="0.529cm" fo:margin-top="0cm" fo:margin-bottom="0cm" style:contextual-spacing="false" fo:text-indent="0cm" style:auto-text-indent="false"/>
      <style:text-properties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T1" style:family="text">
      <style:text-properties fo:color="#12262c" loext:opacity="100%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2" style:family="text">
      <style:text-properties fo:color="#e83e8c" loext:opacity="100%" style:font-name="SFMono-Regular" fo:font-size="9.75pt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3" style:family="text">
      <style:text-properties fo:font-variant="normal" fo:text-transform="none" fo:color="#12262c" loext:opacity="100%" style:font-name="apple-system" fo:font-size="11.25pt" fo:letter-spacing="normal" fo:font-style="normal" fo:font-weight="normal" fo:background-color="#eff9fc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4" style:family="text">
      <style:text-properties fo:font-variant="normal" fo:text-transform="none" fo:color="#12262c" loext:opacity="100%" style:font-name="apple-system" fo:font-size="11.25pt" fo:letter-spacing="normal" fo:font-style="normal" fo:font-weight="normal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5" style:family="text">
      <style:text-properties fo:font-variant="normal" fo:text-transform="none" fo:color="#e83e8c" loext:opacity="100%" style:font-name="SFMono-Regular" fo:font-size="9.75pt" fo:letter-spacing="normal" fo:font-style="normal" fo:font-weight="normal" fo:background-color="#eff9fc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6" style:family="text">
      <style:text-properties fo:font-variant="normal" fo:text-transform="none" fo:color="#e83e8c" loext:opacity="100%" style:font-name="SFMono-Regular" fo:font-size="9.75pt" fo:letter-spacing="normal" fo:font-style="normal" fo:font-weight="normal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7" style:family="text">
      <style:text-properties fo:font-variant="normal" fo:text-transform="none" fo:color="#009fb4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8" style:family="text">
      <style:text-properties style:font-name="courier" style:font-name-asian="courier" style:font-name-complex="courie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ff9fc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Pergunta 1</text:h>
      <text:p text:style-name="P10">Correta</text:p>
      <text:p text:style-name="P10">Pontuou 20 de 20</text:p>
      <text:section text:style-name="Sect1" text:name="yui_3_17_2_1_1686920652379_31">
        <text:p text:style-name="P16">Destacar pergunta</text:p>
      </text:section>
      <text:p text:style-name="P17"><draw:frame draw:style-name="fr1" draw:name="Moldura1" text:anchor-type="char" svg:width="0.041cm" draw:z-index="0"><draw:text-box fo:min-height="0.041cm"><text:h text:style-name="P3" text:outline-level="4">Enunciado da pergunta</text:h></draw:text-box></draw:frame><text:span text:style-name="T3">Write a Python program that takes an integer </text:span><text:span text:style-name="Source_20_Text"><text:span text:style-name="T5">num</text:span></text:span><text:span text:style-name="T3">, any integer provided by the user, and outputs the multiplication table with lines: </text:span><text:span text:style-name="Source_20_Text"><text:span text:style-name="T5">num x index = res</text:span></text:span><text:span text:style-name="T3">, where </text:span><text:span text:style-name="Source_20_Text"><text:span text:style-name="T5">res = num * index</text:span></text:span><text:span text:style-name="T3"> and </text:span><text:span text:style-name="Source_20_Text"><text:span text:style-name="T5">index</text:span></text:span><text:span text:style-name="T3"> is a number that goes from 1 to a maximum of 10.</text:span></text:p>
      <text:p text:style-name="P17"><text:span text:style-name="T3">When the number is multiplying by itself, the displayed format should be </text:span><text:span text:style-name="Source_20_Text"><text:span text:style-name="T5">num ^ 2 = res</text:span></text:span><text:span text:style-name="T3"> and nothing else is added to the output.</text:span></text:p>
      <text:p text:style-name="P17"><text:span text:style-name="T3">For example for </text:span><text:span text:style-name="Source_20_Text"><text:span text:style-name="T5">num = 5</text:span></text:span><text:span text:style-name="T3"> the output is:</text:span></text:p>
      <text:p text:style-name="P6">5 x 1 = 5</text:p>
      <text:p text:style-name="P6">5 x 2 = 10</text:p>
      <text:p text:style-name="P6">5 x 3 = 15</text:p>
      <text:p text:style-name="P6">5 x 4 = 20</text:p>
      <text:p text:style-name="P6">5 ^ 2 = 25</text:p>
      <text:p text:style-name="P12">Por exemplo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8">Entrada</text:p>
            </table:table-cell>
            <table:table-cell table:style-name="Tabela1.A1" office:value-type="string">
              <text:p text:style-name="P8">Resultado</text:p>
            </table:table-cell>
          </table:table-row>
        </table:table-header-rows>
        <table:table-row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3 x 1 = 3</text:p>
            <text:p text:style-name="P5">3 x 2 = 6</text:p>
            <text:p text:style-name="P5">3 ^ 2 = 9</text:p>
          </table:table-cell>
        </table:table-row>
        <table:table-row>
          <table:table-cell table:style-name="Tabela1.A3" office:value-type="string">
            <text:p text:style-name="P5">5</text:p>
          </table:table-cell>
          <table:table-cell table:style-name="Tabela1.A3" office:value-type="string">
            <text:p text:style-name="P5">5 x 1 = 5</text:p>
            <text:p text:style-name="P5">5 x 2 = 10</text:p>
            <text:p text:style-name="P5">5 x 3 = 15</text:p>
            <text:p text:style-name="P5">5 x 4 = 20</text:p>
            <text:p text:style-name="P5">5 ^ 2 = 25</text:p>
          </table:table-cell>
        </table:table-row>
        <table:table-row>
          <table:table-cell table:style-name="Tabela1.A2" office:value-type="string">
            <text:p text:style-name="P5">6</text:p>
          </table:table-cell>
          <table:table-cell table:style-name="Tabela1.A2" office:value-type="string">
            <text:p text:style-name="P5">6 x 1 = 6</text:p>
            <text:p text:style-name="P5">6 x 2 = 12</text:p>
            <text:p text:style-name="P5">6 x 3 = 18</text:p>
            <text:p text:style-name="P5">6 x 4 = 24</text:p>
            <text:p text:style-name="P5">6 x 5 = 30</text:p>
            <text:p text:style-name="P5">6 ^ 2 = 36</text:p>
          </table:table-cell>
        </table:table-row>
        <table:table-row>
          <table:table-cell table:style-name="Tabela1.A3" office:value-type="string">
            <text:p text:style-name="P5">11</text:p>
          </table:table-cell>
          <table:table-cell table:style-name="Tabela1.A3" office:value-type="string">
            <text:p text:style-name="P5">11 x 1 = 11</text:p>
            <text:p text:style-name="P5">11 x 2 = 22</text:p>
            <text:p text:style-name="P5">11 x 3 = 33</text:p>
            <text:p text:style-name="P5">11 x 4 = 44</text:p>
            <text:p text:style-name="P5">11 x 5 = 55</text:p>
            <text:p text:style-name="P5">11 x 6 = 66</text:p>
            <text:p text:style-name="P5">11 x 7 = 77</text:p>
            <text:p text:style-name="P5">11 x 8 = 88</text:p>
            <text:p text:style-name="P5">11 x 9 = 99</text:p>
            <text:p text:style-name="P5">11 x 10 = 11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" text:outline-level="3">Pergunta 2</text:h>
      <text:p text:style-name="P10">Correta</text:p>
      <text:p text:style-name="P10">Pontuou 20 de 20</text:p>
      <text:section text:style-name="Sect1" text:name="yui_3_17_2_1_1686920652379_40">
        <text:p text:style-name="P16">Destacar pergunta</text:p>
      </text:section>
      <text:p text:style-name="P14"><draw:frame draw:style-name="fr1" draw:name="Moldura2" text:anchor-type="char" svg:width="0.041cm" draw:z-index="1"><draw:text-box fo:min-height="0.041cm"><text:h text:style-name="P3" text:outline-level="4">Enunciado da pergunta</text:h></draw:text-box></draw:frame>Write a Python script that reads two integers, representing the hours (in the interval [0, 24[) and minutes (in the interval [0, 60[), using the 24-hour format and prints the equivalent hour in the 12-hour format.</text:p>
      <text:p text:style-name="P17"><text:span text:style-name="T3">The 12-hour clock is a time convention in which the 24 hours of the day are divided into two periods, "am" and "pm", each of 12 hours, numbered: 12 (acting as 0), 1, 2, 3, 4, 5, 6, 7, 8, 9, 10 and 11 (</text:span><text:a xlink:type="simple" xlink:href="https://en.wikipedia.org/wiki/12-hour_clock" office:target-frame-name="_blank" xlink:show="new" text:style-name="Internet_20_link" text:visited-style-name="Visited_20_Internet_20_Link"><text:span text:style-name="T7">https://en.wikipedia.org/wiki/12-hour_clock</text:span></text:a><text:span text:style-name="T3">).</text:span></text:p>
      <text:p text:style-name="P14">The minutes are always represented with two digits and, If the minutes' value is zero, it should not appear in the output (see the examples).</text:p>
      <text:p text:style-name="P14">If the hours and minutes values are incorrect, the script must print the message "INVALID DATE FORMAT".</text:p>
      <text:p text:style-name="P12">Por exemplo: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8">Entrada</text:p>
            </table:table-cell>
            <table:table-cell table:style-name="Tabela2.A1" office:value-type="string">
              <text:p text:style-name="P8">Resultado</text:p>
            </table:table-cell>
          </table:table-row>
        </table:table-header-rows>
        <table:table-row>
          <table:table-cell table:style-name="Tabela2.A2" office:value-type="string">
            <text:p text:style-name="P5">0</text:p>
            <text:p text:style-name="P5">0</text:p>
          </table:table-cell>
          <table:table-cell table:style-name="Tabela2.A2" office:value-type="string">
            <text:p text:style-name="P5">12 am</text:p>
          </table:table-cell>
        </table:table-row>
        <table:table-row>
          <table:table-cell table:style-name="Tabela2.A3" office:value-type="string">
            <text:p text:style-name="P5">12</text:p>
            <text:p text:style-name="P5">0</text:p>
          </table:table-cell>
          <table:table-cell table:style-name="Tabela2.A3" office:value-type="string">
            <text:p text:style-name="P5">12 pm</text:p>
          </table:table-cell>
        </table:table-row>
        <table:table-row>
          <table:table-cell table:style-name="Tabela2.A2" office:value-type="string">
            <text:p text:style-name="P5">17</text:p>
            <text:p text:style-name="P5">8</text:p>
          </table:table-cell>
          <table:table-cell table:style-name="Tabela2.A2" office:value-type="string">
            <text:p text:style-name="P5">5:08 pm</text:p>
          </table:table-cell>
        </table:table-row>
        <table:table-row>
          <table:table-cell table:style-name="Tabela2.A3" office:value-type="string">
            <text:p text:style-name="P5">24</text:p>
            <text:p text:style-name="P5">0 </text:p>
          </table:table-cell>
          <table:table-cell table:style-name="Tabela2.A3" office:value-type="string">
            <text:p text:style-name="P5">INVALID DATE FORMA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" text:outline-level="3">Pergunta 3</text:h>
      <text:p text:style-name="P10">Correta</text:p>
      <text:p text:style-name="P10">Pontuou 20 de 20</text:p>
      <text:section text:style-name="Sect1" text:name="yui_3_17_2_1_1686920652379_49">
        <text:p text:style-name="P16">Destacar pergunta</text:p>
      </text:section>
      <text:section text:style-name="Sect1" text:name="yui_3_17_2_1_1686920652379_96">
        <text:p text:style-name="P17"/>
        <text:section text:style-name="Sect2" text:name="yui_3_17_2_1_1686920652379_95">
          <text:p text:style-name="P17"><draw:frame draw:style-name="fr1" draw:name="Moldura3" text:anchor-type="char" svg:width="0.041cm" draw:z-index="2"><draw:text-box fo:min-height="0.041cm"><text:h text:style-name="P3" text:outline-level="4">Enunciado da pergunta</text:h></draw:text-box></draw:frame><text:span text:style-name="T1">Write a Python program that, given a positive integer </text:span><text:span text:style-name="Source_20_Text"><text:span text:style-name="T2">num</text:span></text:span><text:span text:style-name="T1"> by user input, computes its reverse (the number with the digits by the reverse order) and prints it.</text:span></text:p>
          <text:p text:style-name="P15"><text:bookmark text:name="yui_3_17_2_1_1686920652379_94"/>You are not allowed to use string manipulation (for example string concatenation).</text:p>
          <text:p text:style-name="P15">For example:</text:p>
          <text:list xml:id="list1234968074" text:style-name="L1">
            <text:list-item>
              <text:p text:style-name="P18"><text:span text:style-name="T4">for num=</text:span><text:span text:style-name="Source_20_Text"><text:span text:style-name="T6">766</text:span></text:span><text:span text:style-name="T4">, the output is </text:span><text:span text:style-name="Source_20_Text"><text:span text:style-name="T6">667</text:span></text:span></text:p>
            </text:list-item>
            <text:list-item>
              <text:p text:style-name="P18"><text:span text:style-name="T4">for num=</text:span><text:span text:style-name="Source_20_Text"><text:span text:style-name="T6">789</text:span></text:span><text:span text:style-name="T4">, the output is </text:span><text:span text:style-name="Source_20_Text"><text:span text:style-name="T6">987</text:span></text:span></text:p>
            </text:list-item>
            <text:list-item>
              <text:p text:style-name="P18"><text:span text:style-name="T4">for num=</text:span><text:span text:style-name="Source_20_Text"><text:span text:style-name="T6">45654</text:span></text:span><text:span text:style-name="T4">, the output is </text:span><text:span text:style-name="Source_20_Text"><text:span text:style-name="T6">45654</text:span></text:span></text:p>
            </text:list-item>
          </text:list>
          <text:p text:style-name="P13">Por exemplo:</text:p>
          <table:table table:name="Tabela3" table:style-name="Tabela3">
            <table:table-column table:style-name="Tabela3.A"/>
            <table:table-column table:style-name="Tabela3.B"/>
            <table:table-header-rows>
              <table:table-row>
                <table:table-cell table:style-name="Tabela3.A1" office:value-type="string">
                  <text:p text:style-name="P8">Entrada</text:p>
                </table:table-cell>
                <table:table-cell table:style-name="Tabela3.A1" office:value-type="string">
                  <text:p text:style-name="P8">Resultado</text:p>
                </table:table-cell>
              </table:table-row>
            </table:table-header-rows>
            <table:table-row>
              <table:table-cell table:style-name="Tabela3.A2" office:value-type="string">
                <text:p text:style-name="P5">766</text:p>
              </table:table-cell>
              <table:table-cell table:style-name="Tabela3.A2" office:value-type="string">
                <text:p text:style-name="P5">667</text:p>
              </table:table-cell>
            </table:table-row>
            <table:table-row>
              <table:table-cell table:style-name="Tabela3.A3" office:value-type="string">
                <text:p text:style-name="P5">789</text:p>
              </table:table-cell>
              <table:table-cell table:style-name="Tabela3.A3" office:value-type="string">
                <text:p text:style-name="P5">987</text:p>
              </table:table-cell>
            </table:table-row>
            <table:table-row>
              <table:table-cell table:style-name="Tabela3.A2" office:value-type="string">
                <text:p text:style-name="P5">45654</text:p>
              </table:table-cell>
              <table:table-cell table:style-name="Tabela3.A2" office:value-type="string">
                <text:p text:style-name="P5">45654</text:p>
              </table:table-cell>
            </table:table-row>
            <table:table-row>
              <table:table-cell table:style-name="Tabela3.A3" office:value-type="string">
                <text:p text:style-name="P5">190</text:p>
              </table:table-cell>
              <table:table-cell table:style-name="Tabela3.A3" office:value-type="string">
                <text:p text:style-name="P5">91</text:p>
              </table:table-cell>
            </table:table-row>
          </table:table>
          <text:p text:style-name="P11"/>
        </text:section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" text:outline-level="3">Pergunta 4</text:h>
      <text:p text:style-name="P21">Correta</text:p>
      <text:p text:style-name="P21">Pontuou 20 de 20</text:p>
      <text:section text:style-name="Sect1" text:name="yui_3_17_2_1_1686920652379_58">
        <text:p text:style-name="P9">Destacar pergunta</text:p>
      </text:section>
      <text:p text:style-name="P17"><draw:frame draw:style-name="fr1" draw:name="Moldura4" text:anchor-type="char" svg:width="0.041cm" draw:z-index="3"><draw:text-box fo:min-height="0.041cm"><text:h text:style-name="P4" text:outline-level="4">Enunciado da pergunta</text:h></draw:text-box></draw:frame><text:span text:style-name="T3">Write a Python script that prints a square filled with the </text:span><text:span text:style-name="Source_20_Text"><text:span text:style-name="T5">#</text:span></text:span><text:span text:style-name="T3"> character for a given dimension, greater or equal to 3.</text:span></text:p>
      <text:p text:style-name="P17"><text:span text:style-name="T3">The square centre must be filled with either one or four zeros (</text:span><text:span text:style-name="Source_20_Text"><text:span text:style-name="T5">0</text:span></text:span><text:span text:style-name="T3">), depending on whether the dimension is odd or even.</text:span></text:p>
      <text:p text:style-name="P14">For example for dimension 4 the, output is:</text:p>
      <text:p text:style-name="P7">####</text:p>
      <text:p text:style-name="P6">#00#</text:p>
      <text:p text:style-name="P6">#00#</text:p>
      <text:p text:style-name="P6">####</text:p>
      <text:p text:style-name="P14">and for dimension 5, the output is:</text:p>
      <text:p text:style-name="P7">#####</text:p>
      <text:p text:style-name="P6">#####</text:p>
      <text:p text:style-name="P6">##0##</text:p>
      <text:p text:style-name="P6">#####</text:p>
      <text:p text:style-name="P6">#####</text:p>
      <text:p text:style-name="P14">Por exemplo: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8">Entrada</text:p>
            </table:table-cell>
            <table:table-cell table:style-name="Tabela4.A1" office:value-type="string">
              <text:p text:style-name="P8">Resultado</text:p>
            </table:table-cell>
          </table:table-row>
        </table:table-header-rows>
        <table:table-row>
          <table:table-cell table:style-name="Tabela4.A2" office:value-type="string">
            <text:p text:style-name="P5">3</text:p>
          </table:table-cell>
          <table:table-cell table:style-name="Tabela4.A2" office:value-type="string">
            <text:p text:style-name="P5">###</text:p>
            <text:p text:style-name="P5">#0#</text:p>
            <text:p text:style-name="P5">###</text:p>
          </table:table-cell>
        </table:table-row>
        <table:table-row>
          <table:table-cell table:style-name="Tabela4.A3" office:value-type="string">
            <text:p text:style-name="P5">4</text:p>
          </table:table-cell>
          <table:table-cell table:style-name="Tabela4.A3" office:value-type="string">
            <text:p text:style-name="P5">####</text:p>
            <text:p text:style-name="P5">#00#</text:p>
            <text:p text:style-name="P5">#00#</text:p>
            <text:p text:style-name="P5">####</text:p>
          </table:table-cell>
        </table:table-row>
        <table:table-row>
          <table:table-cell table:style-name="Tabela4.A2" office:value-type="string">
            <text:p text:style-name="P5">5</text:p>
          </table:table-cell>
          <table:table-cell table:style-name="Tabela4.A2" office:value-type="string">
            <text:p text:style-name="P5">#####</text:p>
            <text:p text:style-name="P5">#####</text:p>
            <text:p text:style-name="P5">##0##</text:p>
            <text:p text:style-name="P5">#####</text:p>
            <text:p text:style-name="P5">#####</text:p>
          </table:table-cell>
        </table:table-row>
        <table:table-row>
          <table:table-cell table:style-name="Tabela4.A3" office:value-type="string">
            <text:p text:style-name="P5">8</text:p>
          </table:table-cell>
          <table:table-cell table:style-name="Tabela4.A3" office:value-type="string">
            <text:p text:style-name="P5">########</text:p>
            <text:p text:style-name="P5">########</text:p>
            <text:p text:style-name="P5">########</text:p>
            <text:p text:style-name="P5">###00###</text:p>
            <text:p text:style-name="P5">###00###</text:p>
            <text:p text:style-name="P5">########</text:p>
            <text:p text:style-name="P5">########</text:p>
            <text:p text:style-name="P5">########</text:p>
          </table:table-cell>
        </table:table-row>
      </table:table>
      <text:p text:style-name="P20"/>
      <text:p text:style-name="P20"/>
      <text:p text:style-name="P20"/>
      <text:p text:style-name="P20"><text:soft-page-break/></text:p>
      <text:p text:style-name="P20"/>
      <text:h text:style-name="P2" text:outline-level="3">Pergunta 5</text:h>
      <text:p text:style-name="P10">Correta</text:p>
      <text:p text:style-name="P10">Pontuou 20 de 20</text:p>
      <text:section text:style-name="Sect1" text:name="yui_3_17_2_1_1686920652379_67">
        <text:p text:style-name="P16">Destacar pergunta</text:p>
      </text:section>
      <text:p text:style-name="P17"><draw:frame draw:style-name="fr1" draw:name="Moldura5" text:anchor-type="char" svg:width="0.041cm" draw:z-index="4"><draw:text-box fo:min-height="0.041cm"><text:h text:style-name="P3" text:outline-level="4">Enunciado da pergunta</text:h></draw:text-box></draw:frame><text:span text:style-name="T3">Write a Python script that, given two numbers </text:span><text:span text:style-name="Source_20_Text"><text:span text:style-name="T5">n1</text:span></text:span><text:span text:style-name="T3"> and </text:span><text:span text:style-name="Source_20_Text"><text:span text:style-name="T5">n2</text:span></text:span><text:span text:style-name="T3"> provided by the user, produces a new number </text:span><text:span text:style-name="Source_20_Text"><text:span text:style-name="T5">result</text:span></text:span><text:span text:style-name="T3"> by joining the last digit of </text:span><text:span text:style-name="Source_20_Text"><text:span text:style-name="T5">n1</text:span></text:span><text:span text:style-name="T3"> (i.e. the least significant) with the last digit of </text:span><text:span text:style-name="Source_20_Text"><text:span text:style-name="T5">n2</text:span></text:span><text:span text:style-name="T3">, and so on for the other digits.</text:span></text:p>
      <text:p text:style-name="P17"><text:span text:style-name="T3">The number of digits of </text:span><text:span text:style-name="Source_20_Text"><text:span text:style-name="T5">n1</text:span></text:span><text:span text:style-name="T3"> and </text:span><text:span text:style-name="Source_20_Text"><text:span text:style-name="T5">n2</text:span></text:span><text:span text:style-name="T3"> is the same.</text:span></text:p>
      <text:p text:style-name="P14">For example:</text:p>
      <text:list xml:id="list3241255112" text:style-name="L2">
        <text:list-item>
          <text:p text:style-name="P19"><text:span text:style-name="T3">if the numbers given are </text:span><text:span text:style-name="Source_20_Text"><text:span text:style-name="T5">n1=123</text:span></text:span><text:span text:style-name="T3"> and </text:span><text:span text:style-name="Source_20_Text"><text:span text:style-name="T5">n2=456</text:span></text:span><text:span text:style-name="T3">, the resulting number is </text:span><text:span text:style-name="Source_20_Text"><text:span text:style-name="T5">362514</text:span></text:span><text:span text:style-name="T3">.</text:span></text:p>
        </text:list-item>
      </text:list>
      <text:p text:style-name="P12">Por exemplo: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8">Entrada</text:p>
            </table:table-cell>
            <table:table-cell table:style-name="Tabela5.A1" office:value-type="string">
              <text:p text:style-name="P8">Resultado</text:p>
            </table:table-cell>
          </table:table-row>
        </table:table-header-rows>
        <table:table-row>
          <table:table-cell table:style-name="Tabela5.A2" office:value-type="string">
            <text:p text:style-name="P5">123</text:p>
            <text:p text:style-name="P5">456</text:p>
          </table:table-cell>
          <table:table-cell table:style-name="Tabela5.A2" office:value-type="string">
            <text:p text:style-name="P5">362514</text:p>
          </table:table-cell>
        </table:table-row>
        <table:table-row>
          <table:table-cell table:style-name="Tabela5.A3" office:value-type="string">
            <text:p text:style-name="P5">45</text:p>
            <text:p text:style-name="P5">54</text:p>
          </table:table-cell>
          <table:table-cell table:style-name="Tabela5.A3" office:value-type="string">
            <text:p text:style-name="P5">5445</text:p>
          </table:table-cell>
        </table:table-row>
        <table:table-row>
          <table:table-cell table:style-name="Tabela5.A2" office:value-type="string">
            <text:p text:style-name="P5">30</text:p>
            <text:p text:style-name="P5">50</text:p>
          </table:table-cell>
          <table:table-cell table:style-name="Tabela5.A2" office:value-type="string">
            <text:p text:style-name="P5">35</text:p>
          </table:table-cell>
        </table:table-row>
        <table:table-row>
          <table:table-cell table:style-name="Tabela5.A3" office:value-type="string">
            <text:p text:style-name="P5">1278</text:p>
            <text:p text:style-name="P5">6431</text:p>
          </table:table-cell>
          <table:table-cell table:style-name="Tabela5.A3" office:value-type="string">
            <text:p text:style-name="P5">817324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4:04:52.999272737</meta:creation-date>
    <dc:date>2023-06-16T14:07:00.375734266</dc:date>
    <meta:editing-duration>PT2M7S</meta:editing-duration>
    <meta:editing-cycles>1</meta:editing-cycles>
    <meta:document-statistic meta:table-count="5" meta:image-count="0" meta:object-count="0" meta:page-count="5" meta:paragraph-count="159" meta:word-count="696" meta:character-count="3195" meta:non-whitespace-character-count="2661"/>
    <meta:generator>LibreOffice/7.3.7.2$Linux_X86_64 LibreOffice_project/30$Build-2</meta:generator>
  </office:meta>
</office:document-meta>
</file>